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cd0" officeooo:paragraph-rsid="001e5cd0"/>
    </style:style>
    <style:style style:name="P2" style:family="paragraph" style:parent-style-name="Standard">
      <style:paragraph-properties fo:text-align="center" style:justify-single-word="false"/>
      <style:text-properties officeooo:rsid="001e5cd0" officeooo:paragraph-rsid="001e5cd0"/>
    </style:style>
    <style:style style:name="P3" style:family="paragraph" style:parent-style-name="Standard">
      <style:paragraph-properties fo:text-align="start" style:justify-single-word="false"/>
      <style:text-properties officeooo:rsid="001e5cd0" officeooo:paragraph-rsid="001e5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le Jackson</text:p>
      <text:p text:style-name="P1">CS 674</text:p>
      <text:p text:style-name="P1">Prof. Lin</text:p>
      <text:p text:style-name="P1">2/22/2017</text:p>
      <text:p text:style-name="P1"/>
      <text:p text:style-name="P2">HW 1: Nearest Neighbor Classification using Euclidean Distance and Dynamic Time Warping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2:02:27.344736236</meta:creation-date>
    <meta:generator>LibreOffice/5.1.4.2$Linux_X86_64 LibreOffice_project/10m0$Build-2</meta:generator>
    <dc:date>2017-02-18T22:04:52.173812910</dc:date>
    <meta:editing-duration>PT2M25S</meta:editing-duration>
    <meta:editing-cycles>1</meta:editing-cycles>
    <meta:document-statistic meta:table-count="0" meta:image-count="0" meta:object-count="0" meta:page-count="1" meta:paragraph-count="5" meta:word-count="19" meta:character-count="123" meta:non-whitespace-character-count="109"/>
  </office:meta>
</office:document-meta>
</file>